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ellModel.setJavascript( String java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ellModel.get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ellModel.setImageState( State imag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ellModel.getImag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